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8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1.088cm"/>
    </style:style>
    <style:style style:name="Table1.B" style:family="table-column">
      <style:table-column-properties style:column-width="3.806cm"/>
    </style:style>
    <style:style style:name="Table1.C" style:family="table-column">
      <style:table-column-properties style:column-width="2.103cm"/>
    </style:style>
    <style:style style:name="Table1.D" style:family="table-column">
      <style:table-column-properties style:column-width="1.099cm"/>
    </style:style>
    <style:style style:name="Table1.E" style:family="table-column">
      <style:table-column-properties style:column-width="0.503cm"/>
    </style:style>
    <style:style style:name="Table1.F" style:family="table-column">
      <style:table-column-properties style:column-width="1.799cm"/>
    </style:style>
    <style:style style:name="Table1.G" style:family="table-column">
      <style:table-column-properties style:column-width="1.191cm"/>
    </style:style>
    <style:style style:name="Table1.H" style:family="table-column">
      <style:table-column-properties style:column-width="0.9cm"/>
    </style:style>
    <style:style style:name="Table1.I" style:family="table-column">
      <style:table-column-properties style:column-width="0.176cm"/>
    </style:style>
    <style:style style:name="Table1.J" style:family="table-column">
      <style:table-column-properties style:column-width="1.438cm"/>
    </style:style>
    <style:style style:name="Table1.K" style:family="table-column">
      <style:table-column-properties style:column-width="2.778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E1" style:family="table-cell">
      <style:table-cell-properties fo:padding-left="0.199cm" fo:padding-right="0.191cm" fo:padding-top="0cm" fo:padding-bottom="0cm" fo:border="0.5pt solid #000001"/>
    </style:style>
    <style:style style:name="Table1.I1" style:family="table-cell">
      <style:table-cell-properties fo:padding-left="0.199cm" fo:padding-right="0.191cm" fo:padding-top="0cm" fo:padding-bottom="0cm" fo:border="0.5pt solid #000001"/>
    </style:style>
    <style:style style:name="Table1.2" style:family="table-row">
      <style:table-row-properties style:min-row-height="0.794cm" fo:keep-together="auto"/>
    </style:style>
    <style:style style:name="Table1.E2" style:family="table-cell">
      <style:table-cell-properties fo:padding-left="0.199cm" fo:padding-right="0.191cm" fo:padding-top="0cm" fo:padding-bottom="0cm" fo:border="0.5pt solid #000001"/>
    </style:style>
    <style:style style:name="Table1.I2" style:family="table-cell">
      <style:table-cell-properties fo:padding-left="0.199cm" fo:padding-right="0.191cm" fo:padding-top="0cm" fo:padding-bottom="0cm" fo:border="0.5pt solid #000001"/>
    </style:style>
    <style:style style:name="Table1.3" style:family="table-row">
      <style:table-row-properties fo:keep-together="auto"/>
    </style:style>
    <style:style style:name="Table1.E3" style:family="table-cell">
      <style:table-cell-properties fo:padding-left="0.199cm" fo:padding-right="0.191cm" fo:padding-top="0cm" fo:padding-bottom="0cm" fo:border="0.5pt solid #000001"/>
    </style:style>
    <style:style style:name="Table1.4" style:family="table-row">
      <style:table-row-properties fo:keep-together="auto"/>
    </style:style>
    <style:style style:name="Table1.E4" style:family="table-cell">
      <style:table-cell-properties fo:padding-left="0.199cm" fo:padding-right="0.191cm" fo:padding-top="0cm" fo:padding-bottom="0cm" fo:border="0.5pt solid #000001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1"/>
    </style:style>
    <style:style style:name="Table1.E5" style:family="table-cell">
      <style:table-cell-properties fo:padding-left="0.199cm" fo:padding-right="0.191cm" fo:padding-top="0cm" fo:padding-bottom="0cm" fo:border="0.5pt solid #000001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1"/>
    </style:style>
    <style:style style:name="Table1.E6" style:family="table-cell">
      <style:table-cell-properties fo:padding-left="0.199cm" fo:padding-right="0.191cm" fo:padding-top="0cm" fo:padding-bottom="0cm" fo:border="0.5pt solid #000001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199cm" fo:padding-right="0.191cm" fo:padding-top="0cm" fo:padding-bottom="0cm" fo:border="0.5pt solid #000001"/>
    </style:style>
    <style:style style:name="Table1.E7" style:family="table-cell">
      <style:table-cell-properties fo:padding-left="0.199cm" fo:padding-right="0.191cm" fo:padding-top="0cm" fo:padding-bottom="0cm" fo:border="0.5pt solid #000001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199cm" fo:padding-right="0.191cm" fo:padding-top="0cm" fo:padding-bottom="0cm" fo:border="0.5pt solid #000001"/>
    </style:style>
    <style:style style:name="Table1.9" style:family="table-row">
      <style:table-row-properties style:min-row-height="0.732cm" fo:keep-together="auto"/>
    </style:style>
    <style:style style:name="Table1.A9" style:family="table-cell">
      <style:table-cell-properties fo:padding-left="0.199cm" fo:padding-right="0.191cm" fo:padding-top="0cm" fo:padding-bottom="0cm" fo:border="0.5pt solid #000001"/>
    </style:style>
    <style:style style:name="Table1.B9" style:family="table-cell">
      <style:table-cell-properties fo:padding-left="0.199cm" fo:padding-right="0.191cm" fo:padding-top="0cm" fo:padding-bottom="0cm" fo:border="0.5pt solid #000001"/>
    </style:style>
    <style:style style:name="Table1.D9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E9" style:family="table-cell">
      <style:table-cell-properties fo:padding-left="0.199cm" fo:padding-right="0.191cm" fo:padding-top="0cm" fo:padding-bottom="0cm" fo:border="0.5pt solid #000001"/>
    </style:style>
    <style:style style:name="Table1.G9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9" style:family="table-cell">
      <style:table-cell-properties fo:padding-left="0.199cm" fo:padding-right="0.191cm" fo:padding-top="0cm" fo:padding-bottom="0cm" fo:border="0.5pt solid #000001"/>
    </style:style>
    <style:style style:name="Table1.K9" style:family="table-cell">
      <style:table-cell-properties fo:padding-left="0.199cm" fo:padding-right="0.191cm" fo:padding-top="0cm" fo:padding-bottom="0cm" fo:border="0.5pt solid #000001"/>
    </style:style>
    <style:style style:name="Table1.10" style:family="table-row">
      <style:table-row-properties style:min-row-height="0.713cm" fo:keep-together="auto"/>
    </style:style>
    <style:style style:name="Table1.A10" style:family="table-cell">
      <style:table-cell-properties fo:padding-left="0.199cm" fo:padding-right="0.191cm" fo:padding-top="0cm" fo:padding-bottom="0cm" fo:border="0.5pt solid #000001"/>
    </style:style>
    <style:style style:name="Table1.11" style:family="table-row">
      <style:table-row-properties style:min-row-height="0.69cm" fo:keep-together="auto"/>
    </style:style>
    <style:style style:name="Table1.A11" style:family="table-cell">
      <style:table-cell-properties fo:padding-left="0.199cm" fo:padding-right="0.191cm" fo:padding-top="0cm" fo:padding-bottom="0cm" fo:border="0.5pt solid #000001"/>
    </style:style>
    <style:style style:name="Table1.B11" style:family="table-cell">
      <style:table-cell-properties fo:padding-left="0.199cm" fo:padding-right="0.191cm" fo:padding-top="0cm" fo:padding-bottom="0cm" fo:border="0.5pt solid #000001"/>
    </style:style>
    <style:style style:name="Table1.D1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E11" style:family="table-cell">
      <style:table-cell-properties fo:padding-left="0.199cm" fo:padding-right="0.191cm" fo:padding-top="0cm" fo:padding-bottom="0cm" fo:border="0.5pt solid #000001"/>
    </style:style>
    <style:style style:name="Table1.G1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11" style:family="table-cell">
      <style:table-cell-properties fo:padding-left="0.199cm" fo:padding-right="0.191cm" fo:padding-top="0cm" fo:padding-bottom="0cm" fo:border="0.5pt solid #000001"/>
    </style:style>
    <style:style style:name="Table1.K11" style:family="table-cell">
      <style:table-cell-properties fo:padding-left="0.199cm" fo:padding-right="0.191cm" fo:padding-top="0cm" fo:padding-bottom="0cm" fo:border="0.5pt solid #000001"/>
    </style:style>
    <style:style style:name="Table1.12" style:family="table-row">
      <style:table-row-properties style:min-row-height="0.499cm" fo:keep-together="auto"/>
    </style:style>
    <style:style style:name="Table1.A12" style:family="table-cell">
      <style:table-cell-properties fo:padding-left="0.199cm" fo:padding-right="0.191cm" fo:padding-top="0cm" fo:padding-bottom="0cm" fo:border="0.5pt solid #000001"/>
    </style:style>
    <style:style style:name="Table1.13" style:family="table-row">
      <style:table-row-properties style:min-row-height="0.573cm" fo:keep-together="auto"/>
    </style:style>
    <style:style style:name="Table1.A13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13" style:family="table-cell">
      <style:table-cell-properties fo:padding-left="0.199cm" fo:padding-right="0.191cm" fo:padding-top="0cm" fo:padding-bottom="0cm" fo:border="0.5pt solid #000001"/>
    </style:style>
    <style:style style:name="Table1.K13" style:family="table-cell">
      <style:table-cell-properties fo:padding-left="0.199cm" fo:padding-right="0.191cm" fo:padding-top="0cm" fo:padding-bottom="0cm" fo:border="0.5pt solid #000001"/>
    </style:style>
    <style:style style:name="Table1.14" style:family="table-row">
      <style:table-row-properties style:min-row-height="0.988cm" fo:keep-together="auto"/>
    </style:style>
    <style:style style:name="Table1.A14" style:family="table-cell">
      <style:table-cell-properties fo:padding-left="0.199cm" fo:padding-right="0.191cm" fo:padding-top="0cm" fo:padding-bottom="0cm" fo:border="0.5pt solid #000001"/>
    </style:style>
    <style:style style:name="Table1.C14" style:family="table-cell">
      <style:table-cell-properties fo:padding-left="0.199cm" fo:padding-right="0.191cm" fo:padding-top="0cm" fo:padding-bottom="0cm" fo:border="0.5pt solid #000001"/>
    </style:style>
    <style:style style:name="Table1.F14" style:family="table-cell">
      <style:table-cell-properties fo:padding-left="0.199cm" fo:padding-right="0.191cm" fo:padding-top="0cm" fo:padding-bottom="0cm" fo:border="0.5pt solid #000001"/>
    </style:style>
    <style:style style:name="Table1.J14" style:family="table-cell">
      <style:table-cell-properties fo:padding-left="0.199cm" fo:padding-right="0.191cm" fo:padding-top="0cm" fo:padding-bottom="0cm" fo:border="0.5pt solid #000001"/>
    </style:style>
    <style:style style:name="Table1.A15" style:family="table-cell">
      <style:table-cell-properties fo:padding-left="0.199cm" fo:padding-right="0.191cm" fo:padding-top="0cm" fo:padding-bottom="0cm" fo:border="0.5pt solid #000001"/>
    </style:style>
    <style:style style:name="Table1.C15" style:family="table-cell">
      <style:table-cell-properties fo:padding-left="0.199cm" fo:padding-right="0.191cm" fo:padding-top="0cm" fo:padding-bottom="0cm" fo:border="0.5pt solid #000001"/>
    </style:style>
    <style:style style:name="Table1.F15" style:family="table-cell">
      <style:table-cell-properties fo:padding-left="0.199cm" fo:padding-right="0.191cm" fo:padding-top="0cm" fo:padding-bottom="0cm" fo:border="0.5pt solid #000001"/>
    </style:style>
    <style:style style:name="Table1.J15" style:family="table-cell">
      <style:table-cell-properties fo:padding-left="0.199cm" fo:padding-right="0.191cm" fo:padding-top="0cm" fo:padding-bottom="0cm" fo:border="0.5pt solid #000001"/>
    </style:style>
    <style:style style:name="Table1.16" style:family="table-row">
      <style:table-row-properties style:min-row-height="1.092cm" fo:keep-together="auto"/>
    </style:style>
    <style:style style:name="Table1.A16" style:family="table-cell">
      <style:table-cell-properties fo:padding-left="0.199cm" fo:padding-right="0.191cm" fo:padding-top="0cm" fo:padding-bottom="0cm" fo:border="0.5pt solid #000001"/>
    </style:style>
    <style:style style:name="Table1.C16" style:family="table-cell">
      <style:table-cell-properties fo:padding-left="0.199cm" fo:padding-right="0.191cm" fo:padding-top="0cm" fo:padding-bottom="0cm" fo:border="0.5pt solid #000001"/>
    </style:style>
    <style:style style:name="Table1.F16" style:family="table-cell">
      <style:table-cell-properties fo:padding-left="0.199cm" fo:padding-right="0.191cm" fo:padding-top="0cm" fo:padding-bottom="0cm" fo:border="0.5pt solid #000001"/>
    </style:style>
    <style:style style:name="Table1.J16" style:family="table-cell">
      <style:table-cell-properties fo:padding-left="0.199cm" fo:padding-right="0.191cm" fo:padding-top="0cm" fo:padding-bottom="0cm" fo:border="0.5pt solid #000001"/>
    </style:style>
    <style:style style:name="Table1.17" style:family="table-row">
      <style:table-row-properties style:min-row-height="0.212cm" fo:keep-together="auto"/>
    </style:style>
    <style:style style:name="Table1.A17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6pt" fo:font-weight="bold" officeooo:rsid="00552cb4" officeooo:paragraph-rsid="007814cd" style:font-size-asian="6pt" style:font-weight-asian="bold" style:font-size-complex="6pt"/>
    </style:style>
    <style:style style:name="P2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14pt" fo:font-weight="bold" officeooo:paragraph-rsid="007814c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8pt" fo:font-weight="normal" officeooo:rsid="00adcd69" officeooo:paragraph-rsid="007814cd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12pt" fo:font-weight="bold" officeooo:rsid="00552cb4" officeooo:paragraph-rsid="007814cd" style:font-size-asian="12pt" style:font-weight-asian="bold" style:font-size-complex="12pt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6pt" fo:font-weight="bold" officeooo:rsid="00552cb4" officeooo:paragraph-rsid="005a1131" style:font-size-asian="6pt" style:font-weight-asian="bold" style:font-size-complex="6pt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Standard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0pt" officeooo:rsid="00297748" officeooo:paragraph-rsid="005baf4a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/>
      <style:text-properties fo:font-size="9pt" officeooo:paragraph-rsid="00364115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fo:font-size="9pt" officeooo:rsid="00075f18" officeooo:paragraph-rsid="00364115" style:font-size-asian="9pt" style:font-size-complex="9pt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fo:font-size="9pt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/>
      <style:text-properties fo:font-size="10pt" officeooo:paragraph-rsid="00054f48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/>
      <style:text-properties fo:font-size="10pt" officeooo:paragraph-rsid="00069631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/>
      <style:text-properties fo:font-size="10pt" officeooo:paragraph-rsid="000f40f6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/>
      <style:text-properties fo:font-size="10pt" officeooo:paragraph-rsid="005d3c37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/>
      <style:text-properties fo:font-size="10pt" fo:font-weight="normal" officeooo:paragraph-rsid="00051a7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paragraph-rsid="0036411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rsid="00307d7e" officeooo:paragraph-rsid="00307d7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Calibri1" fo:font-size="10pt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1" fo:font-size="8pt" style:font-size-asian="8pt" style:font-name-complex="Arial1" style:font-size-complex="8pt"/>
    </style:style>
    <style:style style:name="P27" style:family="paragraph" style:parent-style-name="Standard">
      <style:paragraph-properties fo:margin-top="0cm" fo:margin-bottom="0cm" style:contextual-spacing="false"/>
      <style:text-properties style:font-name="Calibri1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fo:color="#000000" style:font-name="Calibri1" fo:font-size="8pt" style:font-size-asian="8pt" style:font-name-complex="Arial1" style:font-size-complex="8pt"/>
    </style:style>
    <style:style style:name="P29" style:family="paragraph" style:parent-style-name="Standard">
      <style:paragraph-properties fo:margin-top="0cm" fo:margin-bottom="0cm" style:contextual-spacing="false"/>
      <style:text-properties fo:color="#000000" fo:font-size="9pt" style:font-size-asian="9pt" style:font-size-complex="9pt"/>
    </style:style>
    <style:style style:name="P30" style:family="paragraph" style:parent-style-name="Standard">
      <style:paragraph-properties fo:margin-top="0cm" fo:margin-bottom="0cm" style:contextual-spacing="false"/>
      <style:text-properties fo:color="#000000" fo:font-size="9pt" officeooo:paragraph-rsid="00364115" style:font-size-asian="9pt" style:font-size-complex="9pt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0f40f6"/>
    </style:style>
    <style:style style:name="P32" style:family="paragraph" style:parent-style-name="Standard">
      <style:paragraph-properties fo:margin-top="0cm" fo:margin-bottom="0cm" style:contextual-spacing="false" fo:line-height="150%"/>
      <style:text-properties fo:font-size="7pt" style:font-size-asian="7pt" style:font-size-complex="7pt"/>
    </style:style>
    <style:style style:name="P33" style:family="paragraph" style:parent-style-name="Standard">
      <style:paragraph-properties fo:margin-top="0cm" fo:margin-bottom="0cm" style:contextual-spacing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35" style:family="paragraph" style:parent-style-name="Normal_20__28_Web_29_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36" style:family="paragraph" style:parent-style-name="Normal_20__28_Web_29_">
      <style:paragraph-properties fo:margin-top="0cm" fo:margin-bottom="0cm" style:contextual-spacing="false"/>
      <style:text-properties style:font-name="Arial" fo:font-size="8pt" officeooo:rsid="005681eb" officeooo:paragraph-rsid="005681eb" style:font-size-asian="8pt" style:font-name-complex="Arial1" style:font-size-complex="8pt"/>
    </style:style>
    <style:style style:name="P37" style:family="paragraph" style:parent-style-name="Normal_20__28_Web_29_">
      <style:paragraph-properties fo:margin-top="0cm" fo:margin-bottom="0cm" style:contextual-spacing="false"/>
      <style:text-properties style:font-name="Arial" fo:font-size="10pt" officeooo:paragraph-rsid="005baf4a" style:font-size-asian="10pt" style:font-name-complex="Arial1" style:font-size-complex="10pt"/>
    </style:style>
    <style:style style:name="P38" style:family="paragraph" style:parent-style-name="Normal_20__28_Web_29_">
      <style:paragraph-properties fo:margin-top="0cm" fo:margin-bottom="0cm" style:contextual-spacing="false"/>
      <style:text-properties fo:color="#000000" style:font-name="Calibri1" fo:font-size="8pt" fo:font-weight="bold" style:font-size-asian="8pt" style:font-weight-asian="bold" style:font-name-complex="Arial1" style:font-size-complex="8pt" style:font-weight-complex="bold"/>
    </style:style>
    <style:style style:name="P39" style:family="paragraph" style:parent-style-name="Normal_20__28_Web_29_">
      <style:paragraph-properties fo:margin-top="0cm" fo:margin-bottom="0cm" style:contextual-spacing="false"/>
      <style:text-properties style:font-name="Calibri1" fo:font-size="8pt" fo:font-weight="bold" style:font-size-asian="8pt" style:font-weight-asian="bold" style:font-name-complex="Arial1" style:font-size-complex="8pt" style:font-weight-complex="bold"/>
    </style:style>
    <style:style style:name="P40" style:family="paragraph" style:parent-style-name="Normal_20__28_Web_29_">
      <style:paragraph-properties fo:margin-top="0cm" fo:margin-bottom="0cm" style:contextual-spacing="false"/>
      <style:text-properties style:font-name="Calibri1" fo:font-size="8pt" fo:font-weight="normal" officeooo:paragraph-rsid="005ce94e" style:font-size-asian="8pt" style:font-weight-asian="normal" style:font-name-complex="Arial1" style:font-size-complex="8pt" style:font-weight-complex="normal"/>
    </style:style>
    <style:style style:name="P41" style:family="paragraph" style:parent-style-name="terp-default-11">
      <style:paragraph-properties fo:margin-top="0cm" fo:margin-bottom="0cm" style:contextual-spacing="false" fo:text-align="start" style:justify-single-word="false"/>
      <style:text-properties style:font-name="Arial" fo:font-size="10pt" officeooo:rsid="00297748" officeooo:paragraph-rsid="00448e75" style:font-size-asian="10pt" style:font-name-complex="Arial1" style:font-size-complex="10pt"/>
    </style:style>
    <style:style style:name="P42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8pt" fo:font-weight="bold" officeooo:paragraph-rsid="007814cd" style:font-size-asian="8pt" style:font-weight-asian="bold" style:font-size-complex="8pt"/>
    </style:style>
    <style:style style:name="T1" style:family="text">
      <style:text-properties officeooo:rsid="0071a09b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3397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69631"/>
    </style:style>
    <style:style style:name="T6" style:family="text">
      <style:text-properties officeooo:rsid="0007d4a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officeooo:rsid="004895d3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rows-spanned="4" table:number-columns-spanned="4" office:value-type="string">
            <text:p text:style-name="P15"><text:span text:style-name="T2">Customer Name</text:span> : <text:text-input text:description="&lt;o.partner_id.name&gt;">Customer Name</text:text-input></text:p>
            <text:p text:style-name="P7"><text:span text:style-name="T8">Address</text:span><text:span text:style-name="T7"> :</text:span> <text:span text:style-name="T7"><text:text-input text:description="&lt;o.partner_id.street&gt;">Street</text:text-input></text:span><text:span text:style-name="T7"> </text:span><text:span text:style-name="T7"><text:text-input text:description="&lt;o.partner_id.street2&gt;">street2</text:text-input></text:span><text:span text:style-name="T7"> </text:span></text:p>
            <text:p text:style-name="P31"><text:span text:style-name="T7"><text:text-input text:description="&lt;o.partner_id.city&gt;">City</text:text-input></text:span><text:span text:style-name="T7"> </text:span></text:p>
            <text:p text:style-name="P19"><text:text-input text:description="&lt;o.partner_id.state_id.name&gt;"> state</text:text-input></text:p>
            <text:p text:style-name="P19"><text:text-input text:description="&lt;o.partner_id.country_id.name&gt;">Country</text:text-input></text:p>
            <text:p text:style-name="P19"><text:text-input text:description="&lt;o.partner_id.zip&gt;">Zip</text:text-input>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20">SO No: <text:s/><text:text-input text:description="&lt;o.name&gt;">SO</text:text-input></text:p>
          </table:table-cell>
          <table:covered-table-cell/>
          <table:covered-table-cell/>
          <table:covered-table-cell/>
          <table:table-cell table:style-name="Table1.I2" table:number-columns-spanned="3" office:value-type="string">
            <text:p text:style-name="P16">Date :<text:text-input text:description="&lt;formatLang(o.date_order,date = True) &gt;">SO Date</text:text-input></text:p>
            <text:p text:style-name="P1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4" office:value-type="string">
            <text:p text:style-name="P15">PO <text:span text:style-name="T3">No</text:span>: <text:text-input text:description="&lt;o.client_order_ref&gt;">Client PO</text:text-input></text:p>
          </table:table-cell>
          <table:covered-table-cell/>
          <table:covered-table-cell/>
          <table:covered-table-cell/>
          <table:table-cell table:style-name="Table1.I2" table:number-columns-spanned="3" office:value-type="string">
            <text:p text:style-name="P16">PO Date:<text:span text:style-name="T4"><text:text-input text:description="&lt;formatLang(o.client_order_ref_date,date = True) &gt;">PO Date</text:text-input></text:span></text:p>
            <text:p text:style-name="P21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7" table:number-columns-spanned="7" office:value-type="string">
            <text:p text:style-name="P15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table-cell table:style-name="Table1.E7" table:number-columns-spanned="7" office:value-type="string">
            <text:p text:style-name="P17">Quotation No: <text:text-input text:description="&lt;o.name&gt;">Quatation No</text:text-input>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table:number-rows-spanned="3" table:number-columns-spanned="4" office:value-type="string">
            <text:p text:style-name="P15">Bank Details :</text:p>
            <text:p text:style-name="P15"><text:text-input text:description="&lt;o.bank_details()&gt;">Bank Details</text:text-input></text:p>
            <text:p text:style-name="P15"/>
            <text:p text:style-name="P7"/>
          </table:table-cell>
          <table:covered-table-cell/>
          <table:covered-table-cell/>
          <table:covered-table-cell/>
          <table:table-cell table:style-name="Table1.E7" table:number-columns-spanned="7" office:value-type="string">
            <text:p text:style-name="P15">Dispatch Policy :</text:p>
            <text:p text:style-name="P15"><text:text-input text:description="&lt;o.dispatch_policy()&gt;">Dispatch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table-cell table:style-name="Table1.E7" table:number-columns-spanned="7" office:value-type="string">
            <text:p text:style-name="P15">Payment Terms : </text:p>
            <text:p text:style-name="P15"><text:text-input text:description="&lt;o.payment_term_id.name&gt;">Payment term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covered-table-cell/>
          <table:table-cell table:style-name="Table1.E7" table:number-columns-spanned="7" office:value-type="string">
            <text:p text:style-name="P15">Contact Person : <text:text-input text:description="&lt;o.user_id.name&gt;">Sales Person</text:text-input></text:p>
            <text:p text:style-name="P18">Email :<text:text-input text:description="&lt;o.user_id.partner_id.email&gt;">Email</text:text-input></text:p>
            <text:p text:style-name="P15">Mobile : <text:text-input text:description="&lt;o.user_id.partner_id.phone&gt;">Mobile</text:text-input> <text:s text:c="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7" table:number-columns-spanned="11" office:value-type="string">
            <text:p text:style-name="P8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1" office:value-type="string">
            <text:p text:style-name="P22">Sr No.</text:p>
          </table:table-cell>
          <table:table-cell table:style-name="Table1.B11" table:number-columns-spanned="2" office:value-type="string">
            <text:p text:style-name="P22">Product</text:p>
          </table:table-cell>
          <table:covered-table-cell/>
          <table:table-cell table:style-name="Table1.D9" office:value-type="string">
            <text:p text:style-name="P22">Q<text:span text:style-name="T5">ty</text:span></text:p>
          </table:table-cell>
          <table:table-cell table:style-name="Table1.E9" table:number-columns-spanned="2" office:value-type="string">
            <text:p text:style-name="P23">Rate</text:p>
          </table:table-cell>
          <table:covered-table-cell/>
          <table:table-cell table:style-name="Table1.G9" office:value-type="string">
            <text:p text:style-name="P22">Dis%</text:p>
          </table:table-cell>
          <table:table-cell table:style-name="Table1.H9" table:number-columns-spanned="3" office:value-type="string">
            <text:p text:style-name="P24">Subtotal</text:p>
          </table:table-cell>
          <table:covered-table-cell/>
          <table:covered-table-cell/>
          <table:table-cell table:style-name="Table1.K13" office:value-type="string">
            <text:p text:style-name="P22">Delivery Days</text:p>
          </table:table-cell>
        </table:table-row>
        <table:table-row table:style-name="Table1.10">
          <table:table-cell table:style-name="Table1.A17" table:number-columns-spanned="11" office:value-type="string">
            <text:p text:style-name="P15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10"><text:text-input text:description="&lt;line['sr_no']&gt;">sr no</text:text-input></text:p>
          </table:table-cell>
          <table:table-cell table:style-name="Table1.B11" table:number-columns-spanned="2" office:value-type="string">
            <text:p text:style-name="P12"><text:text-input text:description="&lt;line['product']&gt;">Product</text:text-input></text:p>
          </table:table-cell>
          <table:covered-table-cell/>
          <table:table-cell table:style-name="Table1.D11" office:value-type="string">
            <text:p text:style-name="P12"><text:text-input text:description="&lt;line['qty']&gt;">qty
</text:text-input></text:p>
          </table:table-cell>
          <table:table-cell table:style-name="Table1.E11" table:number-columns-spanned="2" office:value-type="string">
            <text:p text:style-name="P13"><text:text-input text:description="&lt;line['price']&gt;">Price</text:text-input></text:p>
          </table:table-cell>
          <table:covered-table-cell/>
          <table:table-cell table:style-name="Table1.G11" office:value-type="string">
            <text:p text:style-name="P12"><text:text-input text:description="&lt;line['discount']&gt;">Discount</text:text-input></text:p>
          </table:table-cell>
          <table:table-cell table:style-name="Table1.H11" table:number-columns-spanned="3" office:value-type="string">
            <text:p text:style-name="P14"><text:text-input text:description="&lt;formatLang(line['subtotal'],digits=2)&gt;">Subtotal</text:text-input></text:p>
          </table:table-cell>
          <table:covered-table-cell/>
          <table:covered-table-cell/>
          <table:table-cell table:style-name="Table1.K13" office:value-type="string">
            <text:p text:style-name="P12"><text:text-input text:description="&lt;line['delivery_days']&gt;">Delivery Days</text:text-input></text:p>
          </table:table-cell>
        </table:table-row>
        <table:table-row table:style-name="Table1.12">
          <table:table-cell table:style-name="Table1.A17" table:number-columns-spanned="11" office:value-type="string">
            <text:p text:style-name="P15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37">Untaxed Amount (<text:text-input text:description="&lt;o.pricelist_id.currency_id.name&gt;">curr</text:text-input>): <text:text-input text:description="&lt;if test=&quot;not(o.fiscal_position_id.price_include)&quot;&gt;">If tax</text:text-input> <text:text-input text:description="&lt;currency_to_text(o.amount_untaxed,o.pricelist_id.currency_id.name)&gt;">Currency2text</text:text-input> <text:text-input text:description="&lt;/if&gt;">End if</text:text-input> <text:text-input text:description="&lt;if test=&quot;o.fiscal_position_id.price_include&quot;&gt;">If tax</text:text-input> <text:text-input text:description="&lt;currency_to_text(o.amount_total,o.pricelist_id.currency_id.name)&gt;">Currency2text</text:text-input> <text:text-input text:description="&lt;/if&gt;">End i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3" office:value-type="string">
            <text:p text:style-name="P9"><text:s/><text:text-input text:description="&lt;if test=&quot;not(o.fiscal_position_id.price_include)&quot;&gt;">If tax</text:text-input> <text:text-input text:description="&lt;formatLang(o.amount_untaxed,digits=2)&gt;">Currency2text</text:text-input> <text:text-input text:description="&lt;/if&gt;">End if</text:text-input> <text:text-input text:description="&lt;if test=&quot;o.fiscal_position_id.price_include&quot;&gt;">If tax</text:text-input> <text:text-input text:description="&lt;formatLang(o.amount_total,digits=2)&gt;">Currency2text</text:text-input> <text:text-input text:description="&lt;/if&gt;">End if</text:text-input></text:p>
          </table:table-cell>
          <table:covered-table-cell/>
          <table:covered-table-cell/>
          <table:table-cell table:style-name="Table1.K13" office:value-type="string">
            <text:p text:style-name="P41"><text:text-input text:description="&lt;o.currency_id.symbol&gt;">rs</text:text-input></text:p>
          </table:table-cell>
        </table:table-row>
        <table:table-row table:style-name="Table1.14">
          <table:table-cell table:style-name="Table1.A16" table:number-rows-spanned="3" table:number-columns-spanned="2" office:value-type="string">
            <text:p text:style-name="P10"/>
            <text:p text:style-name="P32">PAN N<text:span text:style-name="T6">o.</text:span>: <text:text-input text:description="&lt;o.company_id.partner_id.pan_no&gt;">Pan No</text:text-input></text:p>
            <text:p text:style-name="P32">ECC No.:<text:text-input text:description="&lt;o.company_id.partner_id.ecc_no&gt;">ECC NO</text:text-input></text:p>
            <text:p text:style-name="P32">Service Tax No.:<text:text-input text:description="&lt;o.company_id.partner_id.service_tax_no&gt;">Service tax no </text:text-input></text:p>
            <text:p text:style-name="P32">VAT TIN No.:<text:text-input text:description="&lt;o.company_id.partner_id.vat_tin_no&gt;">Tin No</text:text-input></text:p>
            <text:p text:style-name="P32">CST TIN No.:<text:text-input text:description="&lt;o.company_id.partner_id.cst_tin_no&gt;">cst tin no</text:text-input></text:p>
            <text:p text:style-name="P32">SSI No.:<text:text-input text:description="&lt;o.company_id.partner_id.ssi_no&gt;">SSI NO</text:text-input></text:p>
          </table:table-cell>
          <table:covered-table-cell/>
          <table:table-cell table:style-name="Table1.C16" table:number-columns-spanned="3" office:value-type="string">
            <text:p text:style-name="P27">Delivery Terms</text:p>
            <text:p text:style-name="P25"><text:text-input text:description="&lt;o.incoterm&gt;">Incoterm</text:text-input></text:p>
          </table:table-cell>
          <table:covered-table-cell/>
          <table:covered-table-cell/>
          <table:table-cell table:style-name="Table1.F16" table:number-columns-spanned="4" office:value-type="string">
            <text:p text:style-name="P38">CENVAT</text:p>
            <text:p text:style-name="P28">As Applicable</text:p>
          </table:table-cell>
          <table:covered-table-cell/>
          <table:covered-table-cell/>
          <table:covered-table-cell/>
          <table:table-cell table:style-name="Table1.J16" table:number-columns-spanned="2" office:value-type="string">
            <text:p text:style-name="P39">Packing:</text:p>
            <text:p text:style-name="P8"><text:text-input text:description="&lt;o.print_packing_charges()&gt;">Packing</text:text-input>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16" table:number-columns-spanned="3" office:value-type="string">
            <text:p text:style-name="P39">Dispatch Mode: </text:p>
            <text:p text:style-name="P40"><text:text-input text:description="&lt;o.dispatch_mode.name&gt;">Dispatch Mode</text:text-input></text:p>
          </table:table-cell>
          <table:covered-table-cell/>
          <table:covered-table-cell/>
          <table:table-cell table:style-name="Table1.F16" table:number-columns-spanned="4" office:value-type="string">
            <text:p text:style-name="P39">VAT</text:p>
            <text:p text:style-name="P26">As Applicable</text:p>
          </table:table-cell>
          <table:covered-table-cell/>
          <table:covered-table-cell/>
          <table:covered-table-cell/>
          <table:table-cell table:style-name="Table1.J16" table:number-columns-spanned="2" office:value-type="string">
            <text:p text:style-name="P33">Freight :</text:p>
            <text:p text:style-name="P34"><text:text-input text:description="&lt;o.print_freight_charges()&gt;">Freight</text:text-input></text:p>
          </table:table-cell>
          <table:covered-table-cell/>
        </table:table-row>
        <table:table-row table:style-name="Table1.16">
          <table:covered-table-cell/>
          <table:covered-table-cell/>
          <table:table-cell table:style-name="Table1.C16" table:number-columns-spanned="3" office:value-type="string">
            <text:p text:style-name="P11">Approved By </text:p>
            <text:p text:style-name="P30"><text:text-input text:description="&lt;o.create_uid.name&gt;">Approved By</text:text-input></text:p>
          </table:table-cell>
          <table:covered-table-cell/>
          <table:covered-table-cell/>
          <table:table-cell table:style-name="Table1.F16" table:number-columns-spanned="4" office:value-type="string">
            <text:p text:style-name="P10">Prepared By : </text:p>
            <text:p text:style-name="P10"><text:text-input text:description="&lt;o.create_uid.name&gt;">Created By</text:text-input></text:p>
            <text:p text:style-name="P10"/>
          </table:table-cell>
          <table:covered-table-cell/>
          <table:covered-table-cell/>
          <table:covered-table-cell/>
          <table:table-cell table:style-name="Table1.J16" table:number-columns-spanned="2" office:value-type="string">
            <text:p text:style-name="P29">Authorized <text:span text:style-name="T9">S</text:span>ignatory</text:p>
          </table:table-cell>
          <table:covered-table-cell/>
        </table:table-row>
        <table:table-row table:style-name="Table1.17">
          <table:table-cell table:style-name="Table1.A17" table:number-columns-spanned="11" office:value-type="string">
            <text:p text:style-name="P36"><text:text-input text:description="&lt;get_note(o,1)&gt;">Get Note</text:text-input></text:p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 fo:background-color="#ffffff">
        <style:background-image/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 style:master-page-name="Standard">
      <style:table-properties style:width="16.51cm" style:page-number="auto" table:align="margins" style:writing-mode="lr-tb"/>
    </style:style>
    <style:style style:name="Table4.A" style:family="table-column">
      <style:table-column-properties style:column-width="16.51cm" style:rel-column-width="6553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286cm" fo:margin-left="0.039cm" table:align="left" style:writing-mode="lr-tb"/>
    </style:style>
    <style:style style:name="Table5.A" style:family="table-column">
      <style:table-column-properties style:column-width="16.286cm"/>
    </style:style>
    <style:style style:name="Table5.1" style:family="table-row">
      <style:table-row-properties style:min-row-height="2.293cm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6.03cm" fo:margin-left="0.48cm" fo:margin-right="0cm" fo:margin-top="0cm" fo:margin-bottom="0cm" table:align="margins" style:writing-mode="lr-tb"/>
    </style:style>
    <style:style style:name="Table2.A" style:family="table-column">
      <style:table-column-properties style:column-width="16.03cm" style:rel-column-width="6553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6pt" fo:font-weight="bold" officeooo:rsid="00552cb4" officeooo:paragraph-rsid="007814cd" style:font-size-asian="6pt" style:font-weight-asian="bold" style:font-size-complex="6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14pt" fo:font-weight="bold" officeooo:paragraph-rsid="007814cd" style:font-size-asian="14pt" style:font-weight-asian="bold" style:font-size-complex="14pt"/>
    </style:style>
    <style:style style:name="MP4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8pt" fo:font-weight="bold" officeooo:paragraph-rsid="007814cd" style:font-size-asian="8pt" style:font-weight-asian="bold" style:font-size-complex="8pt"/>
    </style:style>
    <style:style style:name="MP5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8pt" fo:font-weight="normal" officeooo:rsid="00adcd69" officeooo:paragraph-rsid="007814cd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12pt" fo:font-weight="bold" officeooo:rsid="00552cb4" officeooo:paragraph-rsid="007814cd" style:font-size-asian="12pt" style:font-weight-asian="bold" style:font-size-complex="12pt"/>
    </style:style>
    <style:style style:name="MP7" style:family="paragraph" style:parent-style-name="Standard">
      <style:paragraph-properties fo:line-height="100%" fo:text-align="center" style:justify-single-word="false"/>
      <style:text-properties fo:font-size="6pt" fo:font-weight="bold" officeooo:rsid="00552cb4" officeooo:paragraph-rsid="005a1131" style:font-size-asian="6pt" style:font-weight-asian="bold" style:font-size-complex="6pt"/>
    </style:style>
    <style:style style:name="MT1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1cm" fo:margin-bottom="1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3.3cm" fo:margin-left="0cm" fo:margin-right="0cm" fo:margin-bottom="0.3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>
            <table:table-cell table:style-name="Table4.A1" office:value-type="string">
              <table:table table:name="Table5" table:style-name="Table5">
                <table:table-column table:style-name="Table5.A"/>
                <table:table-row table:style-name="Table5.1">
                  <table:table-cell table:style-name="Table5.A1" office:value-type="string">
                    <text:p text:style-name="MP1"><text:text-input text:description="&lt;if test=&quot;o.print_header&quot;&gt;">If header</text:text-input></text:p>
                    <text:p text:style-name="MP1"><draw:frame draw:style-name="Mfr1" draw:name="image: asimage(user.company_id.logo_web)" text:anchor-type="paragraph" svg:x="-2.734cm" draw:z-index="0"><draw:text-box fo:min-height="0.48cm" fo:min-width="2.129cm"><text:p text:style-name="MP2"/></draw:text-box></draw:frame></text:p>
                    <text:p text:style-name="MP3"><text:text-input text:description="&lt;company_name(o)&gt;">Company Name</text:text-input></text:p>
                    <text:p text:style-name="MP4"><text:text-input text:description="&lt;company_address(o)&gt;">Address</text:text-input></text:p>
                    <text:p text:style-name="MP5"><text:span text:style-name="MT1">Email: </text:span><text:text-input text:description="&lt;o.company_id.email&gt;">Email</text:text-input> <text:span text:style-name="MT1">Phone No: </text:span><text:span text:style-name="MT1"><text:text-input text:description="&lt;o.company_id.phone&gt;">Phone</text:text-input></text:span></text:p>
                    <text:p text:style-name="MP6">Quotation Sale Order</text:p>
                    <text:p text:style-name="MP1"/>
                    <text:p text:style-name="MP1"><text:text-input text:description="&lt;/if&gt;">End If</text:text-input></text:p>
                  </table:table-cell>
                </table:table-row>
              </table:table>
            </table:table-cell>
          </table:table-row>
        </table:table>
        <text:p text:style-name="MP7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9</meta:editing-cycles>
    <meta:creation-date>2017-01-31T11:57:35.902833882</meta:creation-date>
    <meta:editing-duration>PT1H38M19S</meta:editing-duration>
    <meta:generator>LibreOffice/4.2.8.2$Linux_X86_64 LibreOffice_project/420m0$Build-2</meta:generator>
    <dc:date>2017-03-22T11:45:49.057735784</dc:date>
    <meta:document-statistic meta:table-count="4" meta:image-count="0" meta:object-count="0" meta:page-count="1" meta:paragraph-count="70" meta:word-count="305" meta:character-count="1086" meta:non-whitespace-character-count="9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